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egoe UI" svg:font-family="'Segoe UI', system-ui, 'Apple Color Emoji', 'Segoe UI Emoj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862" officeooo:paragraph-rsid="00043862"/>
    </style:style>
    <style:style style:name="P2" style:family="paragraph" style:parent-style-name="Standard">
      <style:text-properties officeooo:rsid="00047f6e" officeooo:paragraph-rsid="00047f6e"/>
    </style:style>
    <style:style style:name="P3" style:family="paragraph" style:parent-style-name="Standard">
      <style:text-properties officeooo:rsid="00047f6e" officeooo:paragraph-rsid="0006b58e"/>
    </style:style>
    <style:style style:name="P4" style:family="paragraph" style:parent-style-name="Standard">
      <style:text-properties officeooo:rsid="00051ca5" officeooo:paragraph-rsid="00051ca5"/>
    </style:style>
    <style:style style:name="P5" style:family="paragraph" style:parent-style-name="Standard">
      <style:text-properties officeooo:rsid="0006b190" officeooo:paragraph-rsid="0006b190"/>
    </style:style>
    <style:style style:name="P6" style:family="paragraph" style:parent-style-name="Standard">
      <style:text-properties officeooo:rsid="0006cb3f" officeooo:paragraph-rsid="0006cb3f"/>
    </style:style>
    <style:style style:name="P7" style:family="paragraph" style:parent-style-name="Standard">
      <style:text-properties officeooo:rsid="0006b58e" officeooo:paragraph-rsid="0006b58e"/>
    </style:style>
    <style:style style:name="P8" style:family="paragraph" style:parent-style-name="Standard">
      <style:text-properties officeooo:rsid="000abf2b" officeooo:paragraph-rsid="000abf2b"/>
    </style:style>
    <style:style style:name="P9" style:family="paragraph" style:parent-style-name="Standard">
      <style:text-properties officeooo:rsid="000bc809" officeooo:paragraph-rsid="000bc809"/>
    </style:style>
    <style:style style:name="P10" style:family="paragraph" style:parent-style-name="Standard">
      <style:text-properties officeooo:rsid="0011cef4" officeooo:paragraph-rsid="0011cef4"/>
    </style:style>
    <style:style style:name="P11" style:family="paragraph" style:parent-style-name="Standard">
      <style:text-properties officeooo:rsid="00173e39" officeooo:paragraph-rsid="00173e39"/>
    </style:style>
    <style:style style:name="P12" style:family="paragraph" style:parent-style-name="Standard">
      <style:text-properties officeooo:rsid="00180326" officeooo:paragraph-rsid="00180326"/>
    </style:style>
    <style:style style:name="P13" style:family="paragraph" style:parent-style-name="Standard">
      <style:text-properties officeooo:rsid="001c2a9f" officeooo:paragraph-rsid="001c2a9f"/>
    </style:style>
    <style:style style:name="P14" style:family="paragraph" style:parent-style-name="Standard">
      <style:text-properties officeooo:paragraph-rsid="001c2a9f"/>
    </style:style>
    <style:style style:name="P15" style:family="paragraph" style:parent-style-name="Standard">
      <style:text-properties officeooo:rsid="001e5e27" officeooo:paragraph-rsid="001e5e27"/>
    </style:style>
    <style:style style:name="P16" style:family="paragraph" style:parent-style-name="Standard">
      <style:text-properties style:font-name="Segoe UI" fo:font-size="10.5pt" officeooo:rsid="001e5e27" officeooo:paragraph-rsid="001e5e27"/>
    </style:style>
    <style:style style:name="P17" style:family="paragraph" style:parent-style-name="Preformatted_20_Text">
      <loext:graphic-properties draw:fill="solid" draw:fill-color="#f8f8f8" draw:opacity="100%"/>
      <style:paragraph-properties fo:margin-left="0in" fo:margin-right="0in" fo:margin-top="0in" fo:margin-bottom="0in" style:contextual-spacing="false" fo:text-indent="0in" style:auto-text-indent="false" fo:background-color="#f8f8f8" style:writing-mode="lr-tb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style:font-name="Segoe UI" fo:font-size="10.5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style:font-name="Segoe UI" fo:font-size="10.5pt" officeooo:rsid="00180326" officeooo:paragraph-rsid="00180326"/>
    </style:style>
    <style:style style:name="P20" style:family="paragraph" style:parent-style-name="Text_20_body">
      <style:text-properties style:font-name="Segoe UI" fo:font-size="10.5pt" officeooo:rsid="00180326" officeooo:paragraph-rsid="00180326"/>
    </style:style>
    <style:style style:name="P21" style:family="paragraph" style:parent-style-name="Preformatted_20_Text">
      <style:text-properties officeooo:rsid="00180326" officeooo:paragraph-rsid="00180326"/>
    </style:style>
    <style:style style:name="P22" style:family="paragraph" style:parent-style-name="Text_20_body">
      <style:paragraph-properties style:writing-mode="lr-tb"/>
    </style:style>
    <style:style style:name="P23" style:family="paragraph" style:parent-style-name="Text_20_body">
      <style:paragraph-properties style:writing-mode="lr-tb"/>
      <style:text-properties style:font-name="Segoe UI" fo:font-size="10.5pt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fo:font-variant="normal" fo:text-transform="none" fo:color="#242424" loext:opacity="100%" style:font-name="Segoe UI" fo:font-size="10.5pt" fo:letter-spacing="normal" fo:font-style="normal" fo:font-weight="normal"/>
    </style:style>
    <style:style style:name="T1" style:family="text">
      <style:text-properties officeooo:rsid="0006b58e"/>
    </style:style>
    <style:style style:name="T2" style:family="text">
      <style:text-properties fo:font-variant="normal" fo:text-transform="none" fo:color="#2b2e2f" loext:opacity="100%" style:font-name="Segoe UI" fo:font-size="10pt" fo:font-style="normal" fo:font-weight="normal" fo:background-color="#f8f8f8" loext:char-shading-value="0"/>
    </style:style>
    <style:style style:name="T3" style:family="text">
      <style:text-properties officeooo:rsid="001c2a9f"/>
    </style:style>
    <style:style style:name="T4" style:family="text">
      <style:text-properties fo:color="#5ccfe6" loext:opacity="100%" style:font-name="Droid Sans Mono" fo:font-size="10.5pt" fo:font-weight="normal" fo:background-color="#242936" loext:char-shading-value="0"/>
    </style:style>
    <style:style style:name="T5" style:family="text">
      <style:text-properties fo:color="#cccac2" loext:opacity="100%" style:font-name="Droid Sans Mono" fo:font-size="10.5pt" fo:font-weight="normal" fo:background-color="#242936" loext:char-shading-value="0"/>
    </style:style>
    <style:style style:name="T6" style:family="text">
      <style:text-properties fo:color="#d5ff80" loext:opacity="100%" style:font-name="Droid Sans Mono" fo:font-size="10.5pt" fo:font-weight="normal" fo:background-color="#24293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nstalo modulo <text:s/>pmu<text:line-break/> <text:line-break/>exporto configuracion cex</text:p>
      <text:p text:style-name="P1"/>
      <text:p text:style-name="P1">subo configuracion <text:s text:c="2"/>sites/config</text:p>
      <text:p text:style-name="P1"/>
      <text:p text:style-name="P1">remover el modulo que esta fuera de contrib </text:p>
      <text:p text:style-name="P1"/>
      <text:p text:style-name="P1">eliminar cache </text:p>
      <text:p text:style-name="P1"/>
      <text:p text:style-name="P1">buscar el modulo si lo puedo instalar</text:p>
      <text:p text:style-name="P1"/>
      <text:p text:style-name="P1">instalar</text:p>
      <text:p text:style-name="P1"/>
      <text:p text:style-name="P1">exporto config cex</text:p>
      <text:p text:style-name="P1"/>
      <text:p text:style-name="P1">subo cim </text:p>
      <text:p text:style-name="P1"/>
      <text:p text:style-name="P1">como loguearme en terminus </text:p>
      <text:p text:style-name="P1"/>
      <text:p text:style-name="P5"/>
      <text:p text:style-name="P7">SI EL VENDOR ESTA EN GIT STATUS</text:p>
      <text:p text:style-name="P3"/>
      <text:p text:style-name="P3"><text:span text:style-name="T1">git rm -rf vendor</text:span> </text:p>
      <text:p text:style-name="P2"/>
      <text:p text:style-name="P2"/>
      <text:p text:style-name="P8">Ejemplo de git Restore</text:p>
      <text:p text:style-name="P8"/>
      <text:p text:style-name="P8">git restore <text:s text:c="2"/>sites/default/config/core.extension.yml</text:p>
      <text:p text:style-name="P8"/>
      <text:p text:style-name="P8">core.entity_view_display.node.biography.teaser | Update <text:s text:c="3"/>|</text:p>
      <text:p text:style-name="P8">| <text:s text:c="11"/>| core.entity_view_display.node.biography.full</text:p>
      <text:p text:style-name="P4"/>
      <text:p text:style-name="P4"/>
      <text:p text:style-name="P5">VERIFICAR EN EL SERVIDOR <text:line-break/></text:p>
      <text:p text:style-name="P5">sftp si no funciona </text:p>
      <text:p text:style-name="P5"/>
      <text:p text:style-name="P6">simplesaml </text:p>
      <text:p text:style-name="P6">User</text:p>
      <text:p text:style-name="P5">cd code </text:p>
      <text:p text:style-name="P5"/>
      <text:p text:style-name="P5">VALIDAR VERSION EN D9 IGUAL A LA VERSION en live</text:p>
      <text:p text:style-name="P5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PASO A PASO DE LOS MODULOS QUE ESTAN POR FUERA DE LA CARPETA</text:p>
      <text:p text:style-name="P9"/>
      <text:p text:style-name="P9">Primero lo desinstalamos si tiene contenido eliminamos el contenido por el momento</text:p>
      <text:p text:style-name="P9"/>
      <text:p text:style-name="P9">exportamos configuracion</text:p>
      <text:p text:style-name="P9"/>
      <text:p text:style-name="P9">limpiamos cache y verificamos que todo siga funcionando</text:p>
      <text:p text:style-name="P9"/>
      <text:p text:style-name="P9">observamos con git status que tengamos los archivos config</text:p>
      <text:p text:style-name="P9"/>
      <text:p text:style-name="P9">eliminamos la carpeta</text:p>
      <text:p text:style-name="P9"/>
      <text:p text:style-name="P9">limpiamos cache </text:p>
      <text:p text:style-name="P9"/>
      <text:p text:style-name="P9">observamos que el modulo diga desinstalado pero ya en la version actual del composer</text:p>
      <text:p text:style-name="P9"/>
      <text:p text:style-name="P9">instalamos fin drush en </text:p>
      <text:p text:style-name="P9"/>
      <text:p text:style-name="P10">exportamos configuracion</text:p>
      <text:p text:style-name="P9"/>
      <text:p text:style-name="P9">limiamos cache </text:p>
      <text:p text:style-name="P9"/>
      <text:p text:style-name="P9">damos git status </text:p>
      <text:p text:style-name="P9"/>
      <text:p text:style-name="P9">adicionamos SOLO los modulos</text:p>
      <text:p text:style-name="P9"/>
      <text:p text:style-name="P9">hacemos git restore de el contenido <text:tab/></text:p>
      <text:p text:style-name="P9"/>
      <text:p text:style-name="P9">fin drush cim</text:p>
      <text:p text:style-name="P9"/>
      <text:p text:style-name="P9">git status </text:p>
      <text:p text:style-name="P9"/>
      <text:p text:style-name="P9">y commit </text:p>
      <text:p text:style-name="P9"/>
      <text:p text:style-name="P9"/>
      <text:p text:style-name="P9"/>
      <text:p text:style-name="P11">Error de basic page <text:line-break/><text:a xlink:type="simple" xlink:href="https://www.drupal.org/project/drupal/issues/3153455" text:style-name="Internet_20_link" text:visited-style-name="Visited_20_Internet_20_Link">https://www.drupal.org/project/drupal/issues/3153455</text:a> </text:p>
      <text:p text:style-name="P9"/>
      <text:p text:style-name="P12">ORGANIZAR AUTOPILOT </text:p>
      <text:p text:style-name="P20"/>
      <text:p text:style-name="P17"><text:span text:style-name="Source_20_Text"><text:span text:style-name="T2">git pull --allow-unrelated </text:span></text:span><text:a xlink:type="simple" xlink:href="https://github.com/pantheon-upstreams/drupal-project" office:target-frame-name="_blank" xlink:show="new" text:style-name="Internet_20_link" text:visited-style-name="Visited_20_Internet_20_Link"><text:span text:style-name="Source_20_Text">https://github.com/pantheon-upstreams/drupal-project</text:span></text:a><text:span text:style-name="Source_20_Text"><text:span text:style-name="T2"> main</text:span></text:span></text:p>
      <text:p text:style-name="P18"/>
      <text:p text:style-name="P19">Despues de esto organizar conflictos y subir</text:p>
      <text:p text:style-name="P19"/>
      <text:p text:style-name="P21"><text:span text:style-name="Source_20_Text">terminus site:upstream:set $site drupal9</text:span></text:p>
      <text:p text:style-name="P12"/>
      <text:p text:style-name="P14"><text:soft-page-break/><text:span text:style-name="T3">Update core jj</text:span><text:span text:style-name="T4">core_version_requirement</text:span><text:span text:style-name="T5">: </text:span><text:span text:style-name="T6">^8 || ^9</text:span></text:p>
      <text:p text:style-name="P13"/>
      <text:p text:style-name="P13"/>
      <text:p text:style-name="P13">git rm -r --cached .</text:p>
      <text:p text:style-name="P13"/>
      <text:p text:style-name="P15">SITIO EN MANTENIMIENTO </text:p>
      <text:p text:style-name="P15"/>
      <text:p text:style-name="P15"><text:a xlink:type="simple" xlink:href="https://www.drupal.org/docs/user_guide/en/extend-maintenance.html" text:style-name="Internet_20_link" text:visited-style-name="Visited_20_Internet_20_Link">https://www.drupal.org/docs/user_guide/en/extend-maintenance.html</text:a><text:line-break/>fin terminus drush idb-crf.test state:set system.maintenance_mode 0 </text:p>
      <text:p text:style-name="P15"/>
      <text:p text:style-name="P16"/>
      <text:p text:style-name="P23">fin composer run-script post-install-cmd</text:p>
      <text:p text:style-name="P22"/>
      <text:p text:style-name="P24">ln -sf ../vendor/simplesamlphp/simplesamlphp/www ./web/simplesa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egoe UI" svg:font-family="'Segoe UI', system-ui, 'Apple Color Emoji', 'Segoe UI Emoj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8:14:04.726990370</meta:creation-date>
    <meta:editing-duration>P2DT14H17M7S</meta:editing-duration>
    <meta:editing-cycles>16</meta:editing-cycles>
    <meta:generator>LibreOffice/7.0.6.2$Linux_X86_64 LibreOffice_project/00$Build-2</meta:generator>
    <dc:date>2022-02-22T15:44:48.225301328</dc:date>
    <meta:document-statistic meta:table-count="0" meta:image-count="0" meta:object-count="0" meta:page-count="3" meta:paragraph-count="49" meta:word-count="229" meta:character-count="1771" meta:non-whitespace-character-count="1549"/>
  </office:meta>
</office:document-meta>
</file>